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5ba01" officeooo:paragraph-rsid="0005ba01" style:font-size-asian="10.5pt"/>
    </style:style>
    <style:style style:name="P5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76902" officeooo:paragraph-rsid="00076902" style:font-size-asian="10.5pt"/>
    </style:style>
    <style:style style:name="P6" style:family="paragraph" style:parent-style-name="Standard">
      <style:paragraph-properties fo:text-align="start" style:justify-single-word="false"/>
      <style:text-properties style:font-name="Lohit Gurmukhi" style:text-underline-style="none" officeooo:rsid="000446eb" officeooo:paragraph-rsid="000446eb" style:font-size-asian="10.5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ohit Gurmukhi" style:text-underline-style="none" officeooo:rsid="000446eb" officeooo:paragraph-rsid="000446eb" style:font-size-asian="10.5pt"/>
    </style:style>
    <style:style style:name="P8" style:family="paragraph" style:parent-style-name="Standard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3" style:family="paragraph" style:parent-style-name="Standard" style:list-style-name="L10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4" style:family="paragraph" style:parent-style-name="Standard" style:list-style-name="L11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5" style:family="paragraph" style:parent-style-name="Standard" style:list-style-name="L12">
      <style:paragraph-properties fo:text-align="start" style:justify-single-word="false"/>
      <style:text-properties style:font-name="Lohit Gurmukhi" style:text-underline-style="none" officeooo:rsid="00076902" officeooo:paragraph-rsid="00076902" style:font-size-asian="10.5pt"/>
    </style:style>
    <style:style style:name="P16" style:family="paragraph" style:parent-style-name="Standard" style:list-style-name="L13">
      <style:paragraph-properties fo:text-align="start" style:justify-single-word="false"/>
      <style:text-properties style:font-name="Lohit Gurmukhi" style:text-underline-style="none" officeooo:rsid="00076902" officeooo:paragraph-rsid="00076902" style:font-size-asian="10.5pt"/>
    </style:style>
    <style:style style:name="P17" style:family="paragraph" style:parent-style-name="Standard" style:list-style-name="L13">
      <style:paragraph-properties fo:text-align="start" style:justify-single-word="false"/>
      <style:text-properties style:font-name="Lohit Gurmukhi" style:text-underline-style="none" officeooo:rsid="00083a2c" officeooo:paragraph-rsid="00083a2c" style:font-size-asian="10.5pt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</text:p>
      <text:p text:style-name="P2"/>
      <text:p text:style-name="P2">source:<text:span text:style-name="T1"> </text:span><text:a xlink:type="simple" xlink:href="https://archive.ics.uci.edu/ml/datasets.html" text:style-name="Internet_20_link" text:visited-style-name="Visited_20_Internet_20_Link">https://archive.ics.uci.edu/ml/datasets.html</text:a></text:p>
      <text:p text:style-name="P2"><text:span text:style-name="T1"/></text:p>
      <text:p text:style-name="P2">Goal<text:span text:style-name="T1"> – Apply the following algorithms</text:span></text:p>
      <text:list xml:id="list920527099" text:style-name="L2">
        <text:list-item>
          <text:p text:style-name="P3"><text:span text:style-name="T1">Random Forrest</text:span></text:p>
        </text:list-item>
        <text:list-item>
          <text:p text:style-name="P3"><text:span text:style-name="T1">Naive Bayes</text:span></text:p>
        </text:list-item>
        <text:list-item>
          <text:p text:style-name="P3"><text:span text:style-name="T1">Support Vector Machines</text:span></text:p>
        </text:list-item>
      </text:list>
      <text:p text:style-name="P2"><text:span text:style-name="T1"/></text:p>
      <text:p text:style-name="P2">Submission:</text:p>
      <text:list xml:id="list4166338738" text:style-name="L3">
        <text:list-item>
          <text:p text:style-name="P7">Submit PDF document with code</text:p>
        </text:list-item>
      </text:list>
      <text:p text:style-name="P6"/>
      <text:p text:style-name="P6"/>
      <text:p text:style-name="P4">Requirements</text:p>
      <text:list xml:id="list4169468728" text:style-name="L4">
        <text:list-item>
          <text:p text:style-name="P9">Description of dataset</text:p>
        </text:list-item>
      </text:list>
      <text:list xml:id="list4005268985" text:style-name="L5">
        <text:list-item>
          <text:list>
            <text:list-item>
              <text:p text:style-name="P10">Attributes</text:p>
            </text:list-item>
            <text:list-item>
              <text:p text:style-name="P10">Targets</text:p>
            </text:list-item>
            <text:list-item>
              <text:p text:style-name="P10">How many datapoints</text:p>
            </text:list-item>
            <text:list-item>
              <text:p text:style-name="P10">Some sample datapoint from the dataset</text:p>
            </text:list-item>
            <text:list-item>
              <text:p text:style-name="P10">State what you are trying to predict</text:p>
            </text:list-item>
            <text:list-item>
              <text:p text:style-name="P10">Must be interesting dataset</text:p>
            </text:list-item>
          </text:list>
        </text:list-item>
      </text:list>
      <text:list xml:id="list2490597417" text:style-name="L6">
        <text:list-item>
          <text:p text:style-name="P11">Description of the stucture</text:p>
        </text:list-item>
      </text:list>
      <text:list xml:id="list1610280434" text:style-name="L7">
        <text:list-item>
          <text:list>
            <text:list-item>
              <text:p text:style-name="P12">Inputs and Targets</text:p>
            </text:list-item>
            <text:list-item>
              <text:p text:style-name="P12">Normalised and Preprocessed</text:p>
            </text:list-item>
            <text:list-item>
              <text:p text:style-name="P12">Split into validation/training/test data</text:p>
            </text:list-item>
          </text:list>
        </text:list-item>
      </text:list>
      <text:list xml:id="list2562601868" text:style-name="L10">
        <text:list-item>
          <text:p text:style-name="P13">List of </text:p>
        </text:list-item>
      </text:list>
      <text:list xml:id="list2491695388" text:style-name="L11">
        <text:list-item>
          <text:list>
            <text:list-item>
              <text:p text:style-name="P14">Classifcation algorithms</text:p>
            </text:list-item>
            <text:list-item>
              <text:p text:style-name="P14">Implementation details and the error on the test set</text:p>
            </text:list-item>
            <text:list-item>
              <text:p text:style-name="P14">Errors in the form of confusion matrix</text:p>
            </text:list-item>
          </text:list>
        </text:list-item>
      </text:list>
      <text:list xml:id="list71203106" text:style-name="L13">
        <text:list-item>
          <text:p text:style-name="P16"><text:soft-page-break/>Discussion of results from other algorithms.</text:p>
          <text:list>
            <text:list-item>
              <text:p text:style-name="P16">What worked best</text:p>
            </text:list-item>
            <text:list-item>
              <text:p text:style-name="P16">Why?</text:p>
            </text:list-item>
          </text:list>
        </text:list-item>
        <text:list-item>
          <text:p text:style-name="P16">Citation of resources</text:p>
        </text:list-item>
        <text:list-item>
          <text:p text:style-name="P17">Visualisations</text:p>
        </text:list-item>
      </text:list>
      <text:p text:style-name="P8"/>
      <text:p text:style-name="P5">Example: Linear Regression</text:p>
      <text:list xml:id="list717055000" text:style-name="L12">
        <text:list-item>
          <text:p text:style-name="P15">Why did you choose this algorithm</text:p>
        </text:list-item>
        <text:list-item>
          <text:p text:style-name="P15">What value of lambda did you use ? Why was this a good choice</text:p>
        </text:list-item>
        <text:list-item>
          <text:p text:style-name="P15">What basis function did you use</text:p>
        </text:list-item>
        <text:list-item>
          <text:p text:style-name="P15">How did you train the model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4:11:31.005483975</meta:creation-date>
    <meta:generator>LibreOffice/6.0.7.3$Linux_X86_64 LibreOffice_project/00m0$Build-3</meta:generator>
    <dc:date>2020-04-02T15:22:07.893888860</dc:date>
    <meta:editing-duration>PT10M13S</meta:editing-duration>
    <meta:editing-cycles>4</meta:editing-cycles>
    <meta:document-statistic meta:table-count="0" meta:image-count="0" meta:object-count="0" meta:page-count="2" meta:paragraph-count="35" meta:word-count="160" meta:character-count="916" meta:non-whitespace-character-count="817"/>
  </office:meta>
</office:document-meta>
</file>